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2-4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Caro. (1-5)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6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6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9</text:p>
          </table:table-cell>
          <table:table-cell office:value-type="string">
            <text:p>.308</text:p>
          </table:table-cell>
        </table:table-row>
        <table:table-row>
          <table:table-cell office:value-type="string">
            <text:p>Western Caro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37</text:p>
          </table:table-cell>
          <table:table-cell office:value-type="string">
            <text:p>.02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085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.36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7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5</text:p>
          </table:table-cell>
          <table:table-cell office:value-type="string">
            <text:p>12</text:p>
          </table:table-cell>
          <table:table-cell office:value-type="string">
            <text:p>100</text:p>
          </table:table-cell>
          <table:table-cell office:value-type="string">
            <text:p>.330</text:p>
          </table:table-cell>
          <table:table-cell office:value-type="string">
            <text:p>4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7.0</text:p>
          </table:table-cell>
        </table:table-row>
      </table:table>
      <table:table table:name="Sheet 3">
        <table:table-row>
          <table:table-cell office:value-type="string">
            <text:p>Western Caro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eagan Sanchez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roline Perre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mma Tyn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Hannah Pric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abby Edmondso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Gabby Gra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-.03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tie O'Connor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Kenzie Whit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bigail Veit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0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Aleah Keat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20</text:p>
          </table:table-cell>
          <table:table-cell office:value-type="string">
            <text:p>115</text:p>
          </table:table-cell>
          <table:table-cell office:value-type="string">
            <text:p>.096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